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7a51c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7a51c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فَاتِحَة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5">۱</text:span><text:span text:style-name="T2">لْحَمْدُ لِ</text:span><text:bookmark text:name="_GoBack"/><text:span text:style-name="T2">لهِ رَبِّ </text:span><text:span text:style-name="T5">۱</text:span><text:span text:style-name="T2">لْعَـٰلَمِيـنَ </text:span><text:span text:style-name="T3">(1)</text:span><text:span text:style-name="T2"> </text:span><text:span text:style-name="T5">۰</text:span><text:span text:style-name="T2">لرَّحْمَـٰنِ </text:span><text:span text:style-name="T5">۱</text:span><text:span text:style-name="T2">لرَّحِيمِ </text:span><text:span text:style-name="T3">(2)</text:span><text:span text:style-name="T2"> مَلِكِ يَوْمِ </text:span><text:span text:style-name="T5">۱</text:span><text:span text:style-name="T2">لدِّيـنِؐ </text:span><text:span text:style-name="T3">(3)</text:span><text:span text:style-name="T2"> إِيَّاكَ نَعْبُدُ وَإِيَّاكَ نَسْتَعِيـنُؐ </text:span><text:span text:style-name="T3">(4)</text:span><text:span text:style-name="T2"> èهْدِنَا </text:span><text:span text:style-name="T5">۰</text:span><text:span text:style-name="T2">لصِّرَ؛طَ </text:span><text:span text:style-name="T5">۰</text:span><text:span text:style-name="T2">لْمُسْتَقِيمَ </text:span><text:span text:style-name="T3">(5)</text:span><text:span text:style-name="T2"> صِرَ؛طَ </text:span><text:span text:style-name="T5">۰</text:span><text:span text:style-name="T2">لذِينَ أَنْعَمْتَ عَلَيْهِمْ </text:span><text:span text:style-name="T3">(6)</text:span><text:span text:style-name="T2"> غَيْرۣ </text:span><text:span text:style-name="T5">۱</text:span><text:span text:style-name="T2">لْمَغْضُوبِ عَلَيْهِمْ وَلاَ </text:span><text:span text:style-name="T5">۰</text:span><text:span text:style-name="T2">لضَّآلِّينَ </text:span><text:span text:style-name="T3">(7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20:59:30.885889175</meta:creation-date>
    <dc:date>2025-02-24T21:04:38.736134568</dc:date>
    <meta:editing-duration>PT5M11S</meta:editing-duration>
    <meta:editing-cycles>1</meta:editing-cycles>
    <meta:document-statistic meta:table-count="0" meta:image-count="0" meta:object-count="0" meta:page-count="1" meta:paragraph-count="2" meta:word-count="38" meta:character-count="217" meta:non-whitespace-character-count="181"/>
    <meta:generator>LibreOffice/24.8.2.1$Linux_X86_64 LibreOffice_project/0f794b6e29741098670a3b95d60478a65d05ef13</meta:generator>
  </office:meta>
</office:document-meta>
</file>